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ADS-MAT-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30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matutino T1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2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1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1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3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4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3" calcext:value-type="date">
            <text:p>13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0" calcext:value-type="date">
            <text:p>20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7" calcext:value-type="date">
            <text:p>27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6" calcext:value-type="date">
            <text:p>0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3" calcext:value-type="date">
            <text:p>13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0" calcext:value-type="date">
            <text:p>2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7" calcext:value-type="date">
            <text:p>2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3" calcext:value-type="date">
            <text:p>0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0" calcext:value-type="date">
            <text:p>10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7" calcext:value-type="date">
            <text:p>17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4" calcext:value-type="date">
            <text:p>2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25-05-01" calcext:value-type="date">
            <text:p>01/05/25</text:p>
          </table:table-cell>
          <table:table-cell table:style-name="ce8" office:value-type="string" calcext:value-type="string">
            <text:p>DIA DO TRABALHADOR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8" calcext:value-type="date">
            <text:p>0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5" calcext:value-type="date">
            <text:p>1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2" calcext:value-type="date">
            <text:p>2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9" calcext:value-type="date">
            <text:p>2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5" calcext:value-type="date">
            <text:p>05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2" calcext:value-type="date">
            <text:p>12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19" calcext:value-type="date">
            <text:p>19/06/25</text:p>
          </table:table-cell>
          <table:table-cell table:style-name="ce8" office:value-type="string" calcext:value-type="string">
            <text:p>CORPUS CHRISTI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6" calcext:value-type="date">
            <text:p>26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3" calcext:value-type="date">
            <text:p>0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0" calcext:value-type="date">
            <text:p>1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7" calcext:value-type="date">
            <text:p>1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4" calcext:value-type="date">
            <text:p>2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1" calcext:value-type="date">
            <text:p>3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7" calcext:value-type="date">
            <text:p>0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4" calcext:value-type="date">
            <text:p>1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1" calcext:value-type="date">
            <text:p>2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8" calcext:value-type="date">
            <text:p>2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4" calcext:value-type="date">
            <text:p>04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5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4" calcext:value-type="date">
            <text:p>14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1" calcext:value-type="date">
            <text:p>21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8" calcext:value-type="date">
            <text:p>28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7" calcext:value-type="date">
            <text:p>0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4" calcext:value-type="date">
            <text:p>1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1" calcext:value-type="date">
            <text:p>2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8" calcext:value-type="date">
            <text:p>2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4" calcext:value-type="date">
            <text:p>0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1" calcext:value-type="date">
            <text:p>11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8" calcext:value-type="date">
            <text:p>18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5" calcext:value-type="date">
            <text:p>25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5-02" calcext:value-type="date">
            <text:p>0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9" calcext:value-type="date">
            <text:p>0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6" calcext:value-type="date">
            <text:p>1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3" calcext:value-type="date">
            <text:p>2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30" calcext:value-type="date">
            <text:p>3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6" calcext:value-type="date">
            <text:p>06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3" calcext:value-type="date">
            <text:p>13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20" calcext:value-type="date">
            <text:p>20/06/25</text:p>
          </table:table-cell>
          <table:table-cell table:style-name="ce8" office:value-type="string" calcext:value-type="string">
            <text:p>RECESSO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7" calcext:value-type="date">
            <text:p>27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4" calcext:value-type="date">
            <text:p>0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1" calcext:value-type="date">
            <text:p>1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8" calcext:value-type="date">
            <text:p>1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5" calcext:value-type="date">
            <text:p>2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8-01" calcext:value-type="date">
            <text:p>0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8" calcext:value-type="date">
            <text:p>0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5" calcext:value-type="date">
            <text:p>1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2" calcext:value-type="date">
            <text:p>2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9" calcext:value-type="date">
            <text:p>2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5" calcext:value-type="date">
            <text:p>05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2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5" calcext:value-type="date">
            <text:p>15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2" calcext:value-type="date">
            <text:p>22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3-01" calcext:value-type="date">
            <text:p>01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8" calcext:value-type="date">
            <text:p>0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5" calcext:value-type="date">
            <text:p>1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2" calcext:value-type="date">
            <text:p>2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9" calcext:value-type="date">
            <text:p>2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5" calcext:value-type="date">
            <text:p>05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2" calcext:value-type="date">
            <text:p>12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9" calcext:value-type="date">
            <text:p>19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6" calcext:value-type="date">
            <text:p>26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5-03" calcext:value-type="date">
            <text:p>0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10" calcext:value-type="date">
            <text:p>1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7" calcext:value-type="date">
            <text:p>1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4" calcext:value-type="date">
            <text:p>2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31" calcext:value-type="date">
            <text:p>3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7" calcext:value-type="date">
            <text:p>07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4" calcext:value-type="date">
            <text:p>14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21" calcext:value-type="date">
            <text:p>21/06/25</text:p>
          </table:table-cell>
          <table:table-cell table:style-name="ce8" office:value-type="string" calcext:value-type="string">
            <text:p>RECESSO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8" calcext:value-type="date">
            <text:p>28/06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5" calcext:value-type="date">
            <text:p>0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2" calcext:value-type="date">
            <text:p>1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9" calcext:value-type="date">
            <text:p>1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6" calcext:value-type="date">
            <text:p>2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8-02" calcext:value-type="date">
            <text:p>0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9" calcext:value-type="date">
            <text:p>0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6" calcext:value-type="date">
            <text:p>1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3" calcext:value-type="date">
            <text:p>2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30" calcext:value-type="date">
            <text:p>3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6" calcext:value-type="date">
            <text:p>06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P0" style:volatile="true">
      <number:day number:style="long"/>
      <number:text>/</number:text>
      <number:month number:style="long"/>
      <number:text>/</number:text>
      <number:year/>
    </number:date-style>
    <number:text-style style:name="N130">
      <number:text-content/>
      <style:map style:condition="value()&lt;=1.7976931348623157E+308" style:apply-style-name="N130P0"/>
    </number:text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ADS-MAT-T1" style:display-name="PageStyle_ADS-MAT-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04:17:28.316101737</dc:date>
    <meta:editing-cycles>13</meta:editing-cycles>
    <meta:editing-duration>PT1H13M40S</meta:editing-duration>
    <meta:generator>LibreOffice/7.3.7.2$Linux_X86_64 LibreOffice_project/30$Build-2</meta:generator>
    <meta:document-statistic meta:table-count="9" meta:cell-count="643" meta:object-count="0"/>
    <meta:user-defined meta:name="AppVersion">15.0000</meta:user-defined>
  </office:meta>
</office:document-meta>
</file>